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cherManagement.MatcherManagement( MatcherConfig matcher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erManagement.getMatch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erManagement.getMatcher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